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mmit190</text:p>
          </table:table-cell>
          <table:table-cell table:number-columns-repeated="2"/>
          <table:table-cell table:style-name="ce1" office:value-type="string" calcext:value-type="string">
            <text:p>MCMD</text:p>
          </table:table-cell>
          <table:table-cell table:style-name="ce1" office:value-type="string" calcext:value-type="string">
            <text:p>MPMC</text:p>
          </table:table-cell>
          <table:table-cell table:style-name="ce1" office:value-type="string" calcext:value-type="string">
            <text:p>factor (times slower)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NVT</text:p>
          </table:table-cell>
          <table:table-cell table:style-name="ce3" office:value-type="string" calcext:value-type="string">
            <text:p>LJ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007" calcext:value-type="float">
            <text:p>0.007</text:p>
          </table:table-cell>
          <table:table-cell table:style-name="ce6" table:formula="of:=[.D2]/[.E2]" office:value-type="float" office:value="0.0857142857142857" calcext:value-type="float">
            <text:p>0.0857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1" office:value-type="string" calcext:value-type="string">
            <text:p>MOF5+1 H2_BSSP</text:p>
          </table:table-cell>
          <table:table-cell table:style-name="ce1" office:value-type="string" calcext:value-type="string">
            <text:p>ES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" calcext:value-type="float">
            <text:p>0.01</text:p>
          </table:table-cell>
          <table:table-cell table:formula="of:=[.D3]/[.E3]" office:value-type="float" office:value="1.97" calcext:value-type="float">
            <text:p>1.97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POLAR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028" calcext:value-type="float">
            <text:p>0.028</text:p>
          </table:table-cell>
          <table:table-cell table:formula="of:=[.D4]/[.E4]" office:value-type="float" office:value="10.125" calcext:value-type="float">
            <text:p>10.125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NPT</text:p>
          </table:table-cell>
          <table:table-cell table:style-name="ce3" office:value-type="string" calcext:value-type="string">
            <text:p>LJ</text:p>
          </table:table-cell>
          <table:table-cell table:style-name="ce2" office:value-type="float" office:value="0.0091" calcext:value-type="float">
            <text:p>0.0091</text:p>
          </table:table-cell>
          <table:table-cell table:style-name="ce2" office:value-type="float" office:value="0.01" calcext:value-type="float">
            <text:p>0.01</text:p>
          </table:table-cell>
          <table:table-cell table:style-name="ce6" table:formula="of:=[.D5]/[.E5]" office:value-type="float" office:value="0.91" calcext:value-type="float">
            <text:p>0.9100</text:p>
          </table:table-cell>
          <table:table-cell table:style-name="ce2"/>
          <table:table-cell table:style-name="ce2" office:value-type="string" calcext:value-type="string">
            <text:p>NPT energies are correct but the move-styles must be different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1" office:value-type="string" calcext:value-type="string">
            <text:p>50 H2_BSSP</text:p>
          </table:table-cell>
          <table:table-cell table:style-name="ce1" office:value-type="string" calcext:value-type="string">
            <text:p>ES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15" calcext:value-type="float">
            <text:p>0.015</text:p>
          </table:table-cell>
          <table:table-cell table:formula="of:=[.D6]/[.E6]" office:value-type="float" office:value="4.32666666666667" calcext:value-type="float">
            <text:p>4.3267</text:p>
          </table:table-cell>
          <table:table-cell/>
          <table:table-cell office:value-type="string" calcext:value-type="string">
            <text:p>because MCMD ES energy shrinks very fa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OLAR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047" calcext:value-type="float">
            <text:p>0.047</text:p>
          </table:table-cell>
          <table:table-cell table:formula="of:=[.D7]/[.E7]" office:value-type="float" office:value="3.23829787234043" calcext:value-type="float">
            <text:p>3.2383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uVT</text:p>
          </table:table-cell>
          <table:table-cell table:style-name="ce3" office:value-type="string" calcext:value-type="string">
            <text:p>LJ</text:p>
          </table:table-cell>
          <table:table-cell table:style-name="ce2" office:value-type="float" office:value="0.0292" calcext:value-type="float">
            <text:p>0.0292</text:p>
          </table:table-cell>
          <table:table-cell table:style-name="ce2" office:value-type="float" office:value="0.022" calcext:value-type="float">
            <text:p>0.022</text:p>
          </table:table-cell>
          <table:table-cell table:style-name="ce6" table:formula="of:=[.D8]/[.E8]" office:value-type="float" office:value="1.32727272727273" calcext:value-type="float">
            <text:p>1.3273</text:p>
          </table:table-cell>
          <table:table-cell table:style-name="ce2"/>
          <table:table-cell table:style-name="ce2" office:value-type="string" calcext:value-type="string">
            <text:p>MCMD filled the unit-cell faster. (stopped at 5k) (N avg = 20.8; mpmc = 17.5)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1" office:value-type="string" calcext:value-type="string">
            <text:p>MOF5+1 H2_BSSP</text:p>
          </table:table-cell>
          <table:table-cell table:style-name="ce1" office:value-type="string" calcext:value-type="string">
            <text:p>ES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41" calcext:value-type="float">
            <text:p>0.041</text:p>
          </table:table-cell>
          <table:table-cell table:formula="of:=[.D9]/[.E9]" office:value-type="float" office:value="1.86829268292683" calcext:value-type="float">
            <text:p>1.8683</text:p>
          </table:table-cell>
          <table:table-cell/>
          <table:table-cell office:value-type="string" calcext:value-type="string">
            <text:p>stopped at 2k. MPMC N=20.0; MCMD = 22.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POLAR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075" calcext:value-type="float">
            <text:p>0.075</text:p>
          </table:table-cell>
          <table:table-cell table:formula="of:=[.D10]/[.E10]" office:value-type="float" office:value="6.02133333333333" calcext:value-type="float">
            <text:p>6.0213</text:p>
          </table:table-cell>
          <table:table-cell/>
          <table:table-cell office:value-type="string" calcext:value-type="string">
            <text:p>stopped at 2k. MPMC = 17.8; MCMD = 17.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J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/>
          <table:table-cell table:style-name="ce6" table:formula="of:=[.D12]/[.E11]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1" office:value-type="string" calcext:value-type="string">
            <text:p>15A water box</text:p>
          </table:table-cell>
          <table:table-cell table:style-name="ce4" office:value-type="string" calcext:value-type="string">
            <text:p>ES</text:p>
          </table:table-cell>
          <table:table-cell table:style-name="ce5" office:value-type="float" office:value="0.017" calcext:value-type="float">
            <text:p>0.017</text:p>
          </table:table-cell>
          <table:table-cell/>
          <table:table-cell table:formula="of:=[.D12]/[.E1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adial_dist on; water distances usually 3A apart.; radial_dist off makes no time diff.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D13]/[.E1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4]/[.E1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5]/[.E1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6]/[.E1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7]/[.E1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8]/[.E1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19]/[.E1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0]/[.E2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1]/[.E2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2]/[.E2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3]/[.E2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D24]/[.E24]" office:value-type="string" office:string-value="" calcext:value-type="error">
            <text:p>#DIV/0!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3:38:10.784459032</meta:creation-date>
    <dc:date>2017-03-30T00:26:27.017118132</dc:date>
    <meta:editing-duration>PT7M15S</meta:editing-duration>
    <meta:editing-cycles>2</meta:editing-cycles>
    <meta:generator>LibreOffice/5.1.6.2$Linux_X86_64 LibreOffice_project/10m0$Build-2</meta:generator>
    <meta:document-statistic meta:table-count="1" meta:cell-count="73" meta:object-count="0"/>
  </office:meta>
</office:document-meta>
</file>